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oefler Text" svg:font-family="'Hoefler Text'" style:font-pitch="variable" style:font-charset="x-symbol"/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កហ" svg:font-family="កហ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SC" svg:font-family="'Heiti SC'" style:font-pitch="variable"/>
    <style:font-face style:name="Khmer OS" svg:font-family="'Khmer OS'" style:font-pitch="variable"/>
    <style:font-face style:name="Helvetica" svg:font-family="Helvetica" style:font-family-generic="roman" style:font-pitch="variable"/>
    <style:font-face style:name="KhmerMN" svg:font-family="KhmerMN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771in" style:rel-column-width="5460*"/>
    </style:style>
    <style:style style:name="Table1.B" style:family="table-column">
      <style:table-column-properties style:column-width="0.5771in" style:rel-column-width="5461*"/>
    </style:style>
    <style:style style:name="Table1.D" style:family="table-column">
      <style:table-column-properties style:column-width="0.5771in" style:rel-column-width="54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771in" style:rel-column-width="5460*"/>
    </style:style>
    <style:style style:name="Table2.B" style:family="table-column">
      <style:table-column-properties style:column-width="0.5771in" style:rel-column-width="5461*"/>
    </style:style>
    <style:style style:name="Table2.D" style:family="table-column">
      <style:table-column-properties style:column-width="0.5771in" style:rel-column-width="54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fo:padding="0.0382in" fo:border="0.05pt solid #000000"/>
    </style:style>
    <style:style style:name="P1" style:family="paragraph" style:parent-style-name="Endnote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text-align="start" style:justify-single-word="false"/>
      <style:text-properties officeooo:paragraph-rsid="001b0bd7"/>
    </style:style>
    <style:style style:name="P3" style:family="paragraph" style:parent-style-name="Standard">
      <style:text-properties style:font-name="Khmer OS" officeooo:rsid="000f262d" officeooo:paragraph-rsid="000f262d" style:font-name-complex="Khmer OS"/>
    </style:style>
    <style:style style:name="P4" style:family="paragraph" style:parent-style-name="Standard">
      <style:paragraph-properties fo:text-align="center" style:justify-single-word="false"/>
      <style:text-properties style:font-name="Khmer OS" officeooo:rsid="000f262d" officeooo:paragraph-rsid="000f262d" style:font-name-complex="Khmer OS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136c23" officeooo:paragraph-rsid="00136c23" style:font-name-complex="Khmer OS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136c23" officeooo:paragraph-rsid="00188739" style:font-name-complex="Khmer OS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188739" officeooo:paragraph-rsid="00188739" style:font-name-complex="Khmer OS"/>
    </style:style>
    <style:style style:name="P8" style:family="paragraph" style:parent-style-name="Standard">
      <style:paragraph-properties fo:text-align="start" style:justify-single-word="false"/>
      <style:text-properties style:font-name="Khmer OS" officeooo:rsid="00188739" officeooo:paragraph-rsid="0018ec9b" style:font-name-complex="Khmer OS"/>
    </style:style>
    <style:style style:name="P9" style:family="paragraph" style:parent-style-name="Standard">
      <style:paragraph-properties fo:text-align="start" style:justify-single-word="false"/>
      <style:text-properties style:font-name="Khmer OS" officeooo:rsid="00188739" officeooo:paragraph-rsid="00199a70" style:font-name-complex="Khmer OS"/>
    </style:style>
    <style:style style:name="P10" style:family="paragraph" style:parent-style-name="Standard">
      <style:paragraph-properties fo:text-align="start" style:justify-single-word="false"/>
      <style:text-properties style:font-name="Khmer OS" officeooo:rsid="00188739" officeooo:paragraph-rsid="0019aeac" style:font-name-complex="Khmer OS"/>
    </style:style>
    <style:style style:name="P11" style:family="paragraph" style:parent-style-name="Standard">
      <style:paragraph-properties fo:text-align="start" style:justify-single-word="false"/>
      <style:text-properties style:font-name="Khmer OS" officeooo:paragraph-rsid="001b0bd7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WWNum1">
      <style:paragraph-properties fo:margin-left="0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4" style:family="paragraph" style:parent-style-name="Standard">
      <style:paragraph-properties fo:margin-left="0.75in" fo:margin-right="0in" fo:text-indent="0in" style:auto-text-indent="false"/>
    </style:style>
    <style:style style:name="P15" style:family="paragraph" style:parent-style-name="Table_20_Contents">
      <style:paragraph-properties fo:text-align="start" style:justify-single-word="false"/>
      <style:text-properties style:font-name="Khmer OS" officeooo:rsid="00188739" officeooo:paragraph-rsid="00188739" style:font-name-complex="Khmer OS"/>
    </style:style>
    <style:style style:name="P16" style:family="paragraph">
      <style:paragraph-properties fo:text-align="center"/>
    </style:style>
    <style:style style:name="P17" style:family="paragraph">
      <loext:graphic-properties draw:fill-color="#b4c7dc"/>
    </style:style>
    <style:style style:name="P18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156247"/>
    </style:style>
    <style:style style:name="T2" style:family="text">
      <style:text-properties officeooo:rsid="00168323"/>
    </style:style>
    <style:style style:name="T3" style:family="text">
      <style:text-properties officeooo:rsid="00172887"/>
    </style:style>
    <style:style style:name="T4" style:family="text">
      <style:text-properties officeooo:rsid="00188739"/>
    </style:style>
    <style:style style:name="T5" style:family="text">
      <style:text-properties officeooo:rsid="0018ec9b"/>
    </style:style>
    <style:style style:name="T6" style:family="text">
      <style:text-properties officeooo:rsid="00195ffe"/>
    </style:style>
    <style:style style:name="T7" style:family="text">
      <style:text-properties officeooo:rsid="00199a70"/>
    </style:style>
    <style:style style:name="T8" style:family="text">
      <style:text-properties style:use-window-font-color="true" loext:opacity="0%" style:font-name="Times-Bold" fo:font-size="12pt" style:text-underline-style="none" fo:font-weight="bold" style:font-size-asian="12pt" style:font-weight-asian="bold"/>
    </style:style>
    <style:style style:name="T9" style:family="text">
      <style:text-properties style:use-window-font-color="true" loext:opacity="0%" style:font-name="Times-Roman" fo:font-size="12pt" style:text-underline-style="none" fo:font-weight="normal" style:font-size-asian="12pt" style:font-weight-asian="normal"/>
    </style:style>
    <style:style style:name="T10" style:family="text">
      <style:text-properties style:use-window-font-color="true" loext:opacity="0%" style:font-name="KhmerMN" fo:font-size="12pt" style:text-underline-style="none" fo:font-weight="normal" style:font-size-asian="12pt" style:font-weight-asian="normal"/>
    </style:style>
    <style:style style:name="T11" style:family="text">
      <style:text-properties style:font-name="Khmer OS" officeooo:rsid="00199a70" style:font-name-complex="Khmer OS"/>
    </style:style>
    <style:style style:name="T12" style:family="text">
      <style:text-properties style:font-name="Khmer OS" officeooo:rsid="00188739" style:font-name-complex="Khmer OS"/>
    </style:style>
    <style:style style:name="T13" style:family="text">
      <style:text-properties officeooo:rsid="0019aeac"/>
    </style:style>
    <style:style style:name="T14" style:family="text">
      <style:text-properties officeooo:rsid="001aebce"/>
    </style:style>
    <style:style style:name="T15" style:family="text">
      <style:text-properties officeooo:rsid="001b0bd7"/>
    </style:style>
    <style:style style:name="T16" style:family="text">
      <style:text-properties officeooo:rsid="00199a70" style:font-name-complex="Khmer OS"/>
    </style:style>
    <style:style style:name="T17" style:family="text">
      <style:text-properties officeooo:rsid="001aebce" style:font-name-complex="Khmer OS"/>
    </style:style>
    <style:style style:name="T18" style:family="text">
      <style:text-properties officeooo:rsid="001b0bd7" style:font-name-complex="Khmer OS"/>
    </style:style>
    <style:style style:name="T19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b4c7dc" draw:textarea-horizontal-align="justify" draw:textarea-vertical-align="middle" draw:auto-grow-height="false" fo:min-height="0.4571in" fo:min-width="0.39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5in" fo:min-width="0.7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744in" fo:min-width="0.47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728in" fo:min-width="0.4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4756in" fo:min-width="0.4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note text:id="ftn0" text:note-class="endnote"><text:note-citation>i</text:note-citation><text:note-body><text:p text:style-name="P1"/></text:note-body></text:note>Name: Corn Daveat</text:p>
      <text:p text:style-name="P3">Class: M3</text:p>
      <text:p text:style-name="P3"/>
      <text:p text:style-name="P4">Exam</text:p>
      <text:p text:style-name="P4"/>
      <text:p text:style-name="P5">III.</text:p>
      <text:p text:style-name="P5"><draw:custom-shape text:anchor-type="paragraph" draw:z-index="0" draw:name="Shape1" draw:style-name="gr5" draw:text-style-name="P16" svg:width="0.6689in" svg:height="0.6689in" svg:x="2.4398in" svg:y="0.9201in"><text:p text:style-name="P16">4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span text:style-name="T2">A</text:span>. Binary Tree<text:line-break/><text:tab/>- <text:span text:style-name="T1">Preorder</text:span><text:line-break/></text:p>
      <text:p text:style-name="P5"><draw:custom-shape text:anchor-type="paragraph" draw:z-index="1" draw:name="Shape1_0" draw:style-name="gr5" draw:text-style-name="P16" svg:width="0.6689in" svg:height="0.6689in" svg:x="3.8953in" svg:y="0.9154in"><text:p text:style-name="P16">6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1" draw:style-name="gr5" draw:text-style-name="P16" svg:width="0.6689in" svg:height="0.6689in" svg:x="1.1819in" svg:y="1.0134in"><text:p text:style-name="P16">3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Shape1_2" draw:style-name="gr5" draw:text-style-name="P16" svg:width="0.6689in" svg:height="0.6689in" svg:x="1.8008in" svg:y="1.9862in"><text:p text:style-name="P16">4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3" draw:style-name="gr5" draw:text-style-name="P16" svg:width="0.6689in" svg:height="0.6689in" svg:x="2.9417in" svg:y="1.5437in"><text:p text:style-name="P16">5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_4" draw:style-name="gr5" draw:text-style-name="P16" svg:width="0.6689in" svg:height="0.6689in" svg:x="4.7217in" svg:y="1.5339in"><text:p text:style-name="P16">9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5" draw:style-name="gr5" draw:text-style-name="P16" svg:width="0.6689in" svg:height="0.6689in" svg:x="4.0335in" svg:y="2.4193in"><text:p text:style-name="P16">7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_6" draw:style-name="gr5" draw:text-style-name="P16" svg:width="0.6689in" svg:height="0.6689in" svg:x="0.2189in" svg:y="1.711in"><text:p text:style-name="P16">2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7" draw:style-name="gr5" draw:text-style-name="P16" svg:width="0.6689in" svg:height="0.6689in" svg:x="4.7508in" svg:y="3.2945in"><text:p text:style-name="P16">8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_8" draw:style-name="gr5" draw:text-style-name="P16" svg:width="0.6689in" svg:height="0.6689in" svg:x="-0.3626in" svg:y="2.5272in"><text:p text:style-name="P16">2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_9" draw:style-name="gr5" draw:text-style-name="P16" svg:width="0.6689in" svg:height="0.6689in" svg:x="3.2661in" svg:y="3.1075in"><text:p text:style-name="P16">6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_10" draw:style-name="gr5" draw:text-style-name="P16" svg:width="0.6689in" svg:height="0.6689in" svg:x="5.6654in" svg:y="2.0654in"><text:p text:style-name="P16">9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2" draw:style-name="gr1" draw:text-style-name="P16" svg:x1="1.761in" svg:y1="1.0949in" svg:x2="2.4394in" svg:y2="0.4457in"><text:p/></draw:line><draw:line text:anchor-type="paragraph" draw:z-index="13" draw:name="Shape3" draw:style-name="gr1" draw:text-style-name="P16" svg:x1="1.1819in" svg:y1="1.5173in" svg:x2="0.798in" svg:y2="1.8126in"><text:p/></draw:line><draw:line text:anchor-type="paragraph" draw:z-index="14" draw:name="Shape4" draw:style-name="gr1" draw:text-style-name="P16" svg:x1="0.3157in" svg:y1="2.2752in" svg:x2="0.1484in" svg:y2="2.5799in"><text:p/></draw:line><draw:line text:anchor-type="paragraph" draw:z-index="15" draw:name="Shape5" draw:style-name="gr1" draw:text-style-name="P16" svg:x1="1.6634in" svg:y1="1.6819in" svg:x2="1.9189in" svg:y2="1.9862in"><text:p/></draw:line><draw:line text:anchor-type="paragraph" draw:z-index="16" draw:name="Shape6" draw:style-name="gr1" draw:text-style-name="P16" svg:x1="3.0591in" svg:y1="0.4756in" svg:x2="3.9543in" svg:y2="1.0457in"><text:p/></draw:line><draw:line text:anchor-type="paragraph" draw:z-index="17" draw:name="Shape7" draw:style-name="gr1" draw:text-style-name="P16" svg:x1="3.9445in" svg:y1="1.4484in" svg:x2="3.5409in" svg:y2="1.6555in"><text:p/></draw:line><draw:line text:anchor-type="paragraph" draw:z-index="18" draw:name="Shape8" draw:style-name="gr1" draw:text-style-name="P16" svg:x1="4.5146in" svg:y1="1.4484in" svg:x2="4.8in" svg:y2="1.635in"><text:p/></draw:line><draw:line text:anchor-type="paragraph" draw:z-index="19" draw:name="Shape9" draw:style-name="gr1" draw:text-style-name="P16" svg:x1="4.8094in" svg:y1="2.098in" svg:x2="4.5339in" svg:y2="2.4197in"><text:p/></draw:line><draw:line text:anchor-type="paragraph" draw:z-index="20" draw:name="Shape10" draw:style-name="gr1" draw:text-style-name="P16" svg:x1="4.1118in" svg:y1="2.9634in" svg:x2="3.8362in" svg:y2="3.1795in"><text:p/></draw:line><draw:line text:anchor-type="paragraph" draw:z-index="21" draw:name="Shape11" draw:style-name="gr1" draw:text-style-name="P16" svg:x1="4.5835in" svg:y1="3.022in" svg:x2="4.8591in" svg:y2="3.3366in"><text:p/></draw:line><draw:line text:anchor-type="paragraph" draw:z-index="22" draw:name="Shape12" draw:style-name="gr1" draw:text-style-name="P16" svg:x1="5.3902in" svg:y1="2.039in" svg:x2="5.6654in" svg:y2="2.2354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23" draw:name="Shape1_12" draw:style-name="gr5" draw:text-style-name="P16" svg:width="0.6689in" svg:height="0.6689in" svg:x="3.0689in" svg:y="0.3217in"><text:p text:style-name="P16">4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custom-shape text:anchor-type="paragraph" draw:z-index="25" draw:name="Shape1_16" draw:style-name="gr5" draw:text-style-name="P16" svg:width="0.6689in" svg:height="0.6689in" svg:x="4.2689in" svg:y="0.5945in"><text:p text:style-name="P16">8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_19" draw:style-name="gr4" draw:text-style-name="P18" svg:width="0.6705in" svg:height="0.6705in" svg:x="1.8992in" svg:y="0.5209in"><text:p text:style-name="P18"><text:span text:style-name="T19">7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18" draw:style-name="gr1" draw:text-style-name="P16" svg:x1="2.5189in" svg:y1="0.6882in" svg:x2="3.0689in" svg:y2="0.422in"><text:p/></draw:line><draw:line text:anchor-type="paragraph" draw:z-index="28" draw:name="Shape19" draw:style-name="gr1" draw:text-style-name="P16" svg:x1="3.7374in" svg:y1="0.452in" svg:x2="4.2685in" svg:y2="0.7472in"><text:p/></draw:line><text:tab/>- <text:span text:style-name="T1">Inorder:</text:span></text:p>
      <text:p text:style-name="P5"/>
      <text:p text:style-name="P5"/>
      <text:p text:style-name="P5"><draw:custom-shape text:anchor-type="paragraph" draw:z-index="24" draw:name="Shape1_17" draw:style-name="gr4" draw:text-style-name="P18" svg:width="0.6705in" svg:height="0.6705in" svg:x="1.1835in" svg:y="0.1028in"><text:p text:style-name="P18"><text:span text:style-name="T19">4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Shape24" draw:style-name="gr1" draw:text-style-name="P16" svg:x1="1.9661in" svg:y1="0.0437in" svg:x2="1.7571in" svg:y2="0.2126in"><text:p/></draw:line><draw:line text:anchor-type="paragraph" draw:z-index="42" draw:name="Shape13" draw:style-name="gr1" draw:text-style-name="P16" svg:x1="4.2189in" svg:y1="0.4008in" svg:x2="4.428in" svg:y2="0.1917in"><text:p/></draw:line><draw:line text:anchor-type="paragraph" draw:z-index="43" draw:name="Shape14" draw:style-name="gr1" draw:text-style-name="P16" svg:x1="4.8626in" svg:y1="0.1591in" svg:x2="5.128in" svg:y2="0.4654in"><text:p/></draw:line></text:p>
      <text:p text:style-name="P5"><draw:custom-shape text:anchor-type="paragraph" draw:z-index="29" draw:name="Shape1_23" draw:style-name="gr6" draw:text-style-name="P18" svg:width="0.6732in" svg:height="0.6732in" svg:x="0.4555in" svg:y="0.798in"><text:p text:style-name="P18"><text:span text:style-name="T19">5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_15" draw:style-name="gr4" draw:text-style-name="P18" svg:width="0.6705in" svg:height="0.6705in" svg:x="1.7654in" svg:y="0.4362in"><text:p text:style-name="P18"><text:span text:style-name="T19">9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25" draw:style-name="gr1" draw:text-style-name="P16" svg:x1="1.7327in" svg:y1="0.3583in" svg:x2="1.902in" svg:y2="0.511in"><text:p/></draw:line><draw:line text:anchor-type="paragraph" draw:z-index="35" draw:name="Shape26" draw:style-name="gr1" draw:text-style-name="P16" svg:x1="1.0811in" svg:y1="0.9535in" svg:x2="1.765in" svg:y2="0.8409in"><text:p/></draw:line><draw:custom-shape text:anchor-type="paragraph" draw:z-index="38" draw:name="Shape1_14" draw:style-name="gr5" draw:text-style-name="P16" svg:width="0.6689in" svg:height="0.6689in" svg:x="3.7043in" svg:y="0.0083in"><text:p text:style-name="P16">2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_18" draw:style-name="gr5" draw:text-style-name="P16" svg:width="0.6689in" svg:height="0.6689in" svg:x="4.9835in" svg:y="0.0811in"><text:p text:style-name="P16">6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1_20" draw:style-name="gr5" draw:text-style-name="P16" svg:width="0.6689in" svg:height="0.6689in" svg:x="5.5945in" svg:y="0.75in"><text:p text:style-name="P16">9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_21" draw:style-name="gr4" draw:text-style-name="P18" svg:width="0.6705in" svg:height="0.6705in" svg:x="3.0043in" svg:y="0.9083in"><text:p text:style-name="P18"><text:span text:style-name="T19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15" draw:style-name="gr1" draw:text-style-name="P16" svg:x1="5.5543in" svg:y1="0.6189in" svg:x2="5.7472in" svg:y2="0.8118in"><text:p/></draw:line><draw:line text:anchor-type="paragraph" draw:z-index="45" draw:name="Shape16" draw:style-name="gr1" draw:text-style-name="P16" svg:x1="3.8409in" svg:y1="0.6189in" svg:x2="3.5346in" svg:y2="0.8764in"><text:p/></draw:line></text:p>
      <text:p text:style-name="P5"><draw:custom-shape text:anchor-type="paragraph" draw:z-index="30" draw:name="Shape1_13" draw:style-name="gr4" draw:text-style-name="P18" svg:width="0.6705in" svg:height="0.6705in" svg:x="1.0543in" svg:y="-0.6902in"><text:p text:style-name="P18"><text:span text:style-name="T19">6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_11" draw:style-name="gr4" draw:text-style-name="P18" svg:width="0.6705in" svg:height="0.6705in" svg:x="-0.2445in" svg:y="-0.6835in"><text:p text:style-name="P18"><text:span text:style-name="T19">3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27" draw:style-name="gr1" draw:text-style-name="P16" svg:x1="1.2425in" svg:y1="-0.6413in" svg:x2="1.0898in" svg:y2="-0.7866in"><text:p/></draw:line><draw:line text:anchor-type="paragraph" draw:z-index="37" draw:name="Shape28" draw:style-name="gr1" draw:text-style-name="P16" svg:x1="0.2126in" svg:y1="-0.6831in" svg:x2="0.4862in" svg:y2="-0.7783in"><text:p/></draw:line><text:soft-page-break/></text:p>
      <text:p text:style-name="P5"><text:tab/><text:span text:style-name="T3">b. <text:line-break/></text:span><text:span text:style-name="T4">Preorder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B"/>
        <table:table-column table:style-name="Table1.A"/>
        <table:table-column table:style-name="Table1.D"/>
        <table:table-column table:style-name="Table1.B"/>
        <table:table-column table:style-name="Table1.A"/>
        <table:table-column table:style-name="Table1.D"/>
        <table:table-column table:style-name="Table1.B"/>
        <table:table-column table:style-name="Table1.A"/>
        <table:table-row table:style-name="TableLine105553162194432">
          <table:table-cell table:style-name="Table1.A1" office:value-type="string">
            <text:p text:style-name="P15">45</text:p>
          </table:table-cell>
          <table:table-cell table:style-name="Table1.A1" office:value-type="string">
            <text:p text:style-name="P15">30</text:p>
          </table:table-cell>
          <table:table-cell table:style-name="Table1.A1" office:value-type="string">
            <text:p text:style-name="P15">60</text:p>
          </table:table-cell>
          <table:table-cell table:style-name="Table1.A1" office:value-type="string">
            <text:p text:style-name="P15">23</text:p>
          </table:table-cell>
          <table:table-cell table:style-name="Table1.A1" office:value-type="string">
            <text:p text:style-name="P15">40</text:p>
          </table:table-cell>
          <table:table-cell table:style-name="Table1.A1" office:value-type="string">
            <text:p text:style-name="P15">50</text:p>
          </table:table-cell>
          <table:table-cell table:style-name="Table1.A1" office:value-type="string">
            <text:p text:style-name="P15">90</text:p>
          </table:table-cell>
          <table:table-cell table:style-name="Table1.A1" office:value-type="string">
            <text:p text:style-name="P15">20</text:p>
          </table:table-cell>
          <table:table-cell table:style-name="Table1.A1" office:value-type="string">
            <text:p text:style-name="P15">70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5">65</text:p>
          </table:table-cell>
          <table:table-cell table:style-name="Table1.L1" office:value-type="string">
            <text:p text:style-name="P15">80</text:p>
          </table:table-cell>
        </table:table-row>
      </table:table>
      <text:p text:style-name="P5"/>
      <text:p text:style-name="P6"><text:span text:style-name="T4">Inorder: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B"/>
        <table:table-column table:style-name="Table2.A"/>
        <table:table-column table:style-name="Table2.D"/>
        <table:table-column table:style-name="Table2.B"/>
        <table:table-column table:style-name="Table2.A"/>
        <table:table-column table:style-name="Table2.D"/>
        <table:table-column table:style-name="Table2.B"/>
        <table:table-column table:style-name="Table2.A"/>
        <table:table-row table:style-name="TableLine105553160949760">
          <table:table-cell table:style-name="Table2.A1" office:value-type="string">
            <text:p text:style-name="P15">45</text:p>
          </table:table-cell>
          <table:table-cell table:style-name="Table2.A1" office:value-type="string">
            <text:p text:style-name="P15">70</text:p>
          </table:table-cell>
          <table:table-cell table:style-name="Table2.A1" office:value-type="string">
            <text:p text:style-name="P15">80</text:p>
          </table:table-cell>
          <table:table-cell table:style-name="Table2.A1" office:value-type="string">
            <text:p text:style-name="P15">40</text:p>
          </table:table-cell>
          <table:table-cell table:style-name="Table2.A1" office:value-type="string">
            <text:p text:style-name="P15">23</text:p>
          </table:table-cell>
          <table:table-cell table:style-name="Table2.A1" office:value-type="string">
            <text:p text:style-name="P15">65</text:p>
          </table:table-cell>
          <table:table-cell table:style-name="Table2.A1" office:value-type="string">
            <text:p text:style-name="P15">50</text:p>
          </table:table-cell>
          <table:table-cell table:style-name="Table2.A1" office:value-type="string">
            <text:p text:style-name="P15">90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93</text:p>
          </table:table-cell>
          <table:table-cell table:style-name="Table2.A1" office:value-type="string">
            <text:p text:style-name="P15">30</text:p>
          </table:table-cell>
          <table:table-cell table:style-name="Table2.L1" office:value-type="string">
            <text:p text:style-name="P15">60</text:p>
          </table:table-cell>
        </table:table-row>
      </table:table>
      <text:p text:style-name="P6"/>
      <text:p text:style-name="P6"/>
      <text:p text:style-name="P7"><text:tab/>c. សរសេរAlgorithm</text:p>
      <text:p text:style-name="P7"><text:tab/>struct Node* newNode(int data){</text:p>
      <text:p text:style-name="P7"><text:tab/><text:tab/>struct Node* node = (struct node*)malloc(sizeof (struct Node));<text:line-break/><text:tab/><text:tab/>node→data = data;</text:p>
      <text:p text:style-name="P7"><text:tab/><text:tab/>node→left = NULL;</text:p>
      <text:p text:style-name="P7"><text:tab/><text:tab/>node→right = NULL;</text:p>
      <text:p text:style-name="P7"><text:tab/><text:tab/>return node;</text:p>
      <text:p text:style-name="P7"><text:tab/>}</text:p>
      <text:p text:style-name="P7"><text:tab/></text:p>
      <text:p text:style-name="P8"><text:tab/>d. <text:line-break/><text:line-break/><text:line-break/>II. Linked List:<text:line-break/><text:tab/><text:span text:style-name="T6">1. </text:span><text:line-break/><text:tab/>a. <text:span text:style-name="T5">void search(struct Node* employee){<text:line-break/><text:tab/><text:tab/>struct Node* ptr;<text:line-break/><text:tab/><text:tab/>for (ptr = front; ptr != NULL; ptr = ptr→next){<text:line-break/><text:tab/><text:tab/><text:tab/>if (ptr→salary &lt; 120){<text:line-break/></text:span><text:soft-page-break/><text:span text:style-name="T5"><text:tab/><text:tab/><text:tab/><text:tab/>ptr→salary = (ptr→salary * 15) / 100;<text:line-break/><text:tab/><text:tab/><text:tab/>}<text:line-break/><text:tab/><text:tab/>}<text:line-break/><text:tab/>}<text:line-break/></text:span></text:p>
      <text:p text:style-name="P10"><text:tab/><text:span text:style-name="T6">b. </text:span></text:p>
      <text:p text:style-name="P10"><text:span text:style-name="T7"><text:tab/>struct Node* insert (struct Node* </text:span><text:span text:style-name="T13">nodeP</text:span><text:span text:style-name="T7">, struct Node* </text:span><text:span text:style-name="T13">nodePtr</text:span><text:span text:style-name="T7">){<text:line-break/><text:tab/><text:tab/>if (head == NULL){<text:line-break/><text:tab/><text:tab/><text:tab/>head = </text:span><text:span text:style-name="T13">nodeP</text:span><text:span text:style-name="T7">;<text:line-break/><text:tab/><text:tab/><text:tab/>head→next = NULL;<text:line-break/><text:tab/><text:tab/><text:tab/></text:span><text:span text:style-name="T13">nodePtr</text:span><text:span text:style-name="T7"> = head;<text:line-break/><text:tab/><text:tab/>} else {<text:line-break/><text:tab/><text:tab/><text:tab/></text:span><text:span text:style-name="T13">nodeP</text:span><text:span text:style-name="T7">→next = NULL;<text:line-break/><text:tab/><text:tab/><text:tab/></text:span><text:span text:style-name="T13">nodePtr</text:span><text:span text:style-name="T7">→next = </text:span><text:span text:style-name="T13">nodeP</text:span><text:span text:style-name="T7">;<text:line-break/><text:tab/><text:tab/><text:tab/></text:span><text:span text:style-name="T13">nodePtr</text:span><text:span text:style-name="T7"> = </text:span><text:span text:style-name="T13">nodePtr</text:span><text:span text:style-name="T7">→next;<text:line-break/><text:tab/><text:tab/>}<text:line-break/><text:tab/><text:tab/>return tmp;<text:line-break/><text:tab/>}</text:span></text:p>
      <text:p text:style-name="P9"><draw:custom-shape text:anchor-type="paragraph" draw:z-index="46" draw:name="Shape17" draw:style-name="gr3" svg:width="0.8051in" svg:height="0.4988in" svg:x="0.1882in" svg:y="0.7083in"><text:p>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Shape17_0" draw:style-name="gr2" draw:text-style-name="P17" svg:width="0.435in" svg:height="0.4988in" svg:x="0.5583in" svg:y="0.7083in"><text:p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8" draw:name="Shape17_1" draw:style-name="gr3" svg:width="0.8051in" svg:height="0.4988in" svg:x="1.2665in" svg:y="0.6839in"><text:p>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name="Shape17_2" draw:style-name="gr2" draw:text-style-name="P17" svg:width="0.435in" svg:height="0.4988in" svg:x="1.7898in" svg:y="0.6839in"><text:p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Shape17_3" draw:style-name="gr3" svg:width="0.8051in" svg:height="0.4988in" svg:x="2.3839in" svg:y="0.6764in"><text:p>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Shape17_4" draw:style-name="gr2" draw:text-style-name="P17" svg:width="0.435in" svg:height="0.4988in" svg:x="2.7543in" svg:y="0.6764in"><text:p>2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17_5" draw:style-name="gr3" svg:width="0.8051in" svg:height="0.4988in" svg:x="3.4626in" svg:y="0.652in"><text:p>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3" draw:name="Shape17_6" draw:style-name="gr2" draw:text-style-name="P17" svg:width="0.435in" svg:height="0.4988in" svg:x="3.9854in" svg:y="0.652in"><text:p>4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Shape17_7" draw:style-name="gr3" svg:width="0.8051in" svg:height="0.4988in" svg:x="4.572in" svg:y="0.6445in"><text:p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5" draw:name="Shape17_8" draw:style-name="gr2" draw:text-style-name="P17" svg:width="0.435in" svg:height="0.4988in" svg:x="4.9425in" svg:y="0.6445in"><text:p>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6" draw:name="Shape20" draw:style-name="gr1" draw:text-style-name="P16" svg:x1="0.9043in" svg:y1="1.1102in" svg:x2="1.2669in" svg:y2="1.0937in"><text:p/></draw:line><draw:line text:anchor-type="paragraph" draw:z-index="57" draw:name="Shape21" draw:style-name="gr1" draw:text-style-name="P16" svg:x1="2.1193in" svg:y1="1.0945in" svg:x2="2.3839in" svg:y2="1.0945in"><text:p/></draw:line><draw:line text:anchor-type="paragraph" draw:z-index="58" draw:name="Shape22" draw:style-name="gr1" draw:text-style-name="P16" svg:x1="3.1083in" svg:y1="1.0618in" svg:x2="3.4626in" svg:y2="1.0618in"><text:p/></draw:line><draw:line text:anchor-type="paragraph" draw:z-index="59" draw:name="Shape23" draw:style-name="gr1" draw:text-style-name="P16" svg:x1="4.3154in" svg:y1="1.0217in" svg:x2="4.5724in" svg:y2="1.0299in"><text:p/></draw:line><draw:line text:anchor-type="paragraph" draw:z-index="60" draw:name="Shape29" draw:style-name="gr1" draw:text-style-name="P16" svg:x1="5.3134in" svg:y1="0.8283in" svg:x2="5.5307in" svg:y2="0.8283in"><text:p/></draw:line><draw:line text:anchor-type="paragraph" draw:z-index="61" draw:name="Shape30" draw:style-name="gr1" draw:text-style-name="P16" svg:x1="0.5583in" svg:y1="1.2071in" svg:x2="0.5744in" svg:y2="1.7378in"><text:p/></draw:line><text:tab/><text:span text:style-name="T6">2. </text:span><text:span text:style-name="T7">a.គូស Link List</text:span><text:span text:style-name="T6"><text:line-break/><text:line-break/> <text:s text:c="113"/></text:span><text:span text:style-name="T7">NULL<text:line-break/><text:line-break/> <text:s text:c="4"/><text:line-break/> <text:s text:c="7"/>Head<text:line-break/><text:line-break/><text:tab/>b. C programming <text:s/>សម្តែងអោយAvailable node:</text:span></text:p>
      <text:p text:style-name="P11"><text:soft-page-break/><text:span text:style-name="T16"><text:tab/>struct Node* </text:span><text:span text:style-name="T17">availableNode</text:span><text:span text:style-name="T16"> (){<text:line-break/><text:tab/><text:tab/></text:span><text:span text:style-name="T17">while(head != NULL){<text:line-break/><text:tab/><text:tab/><text:tab/>printf(“Info %d\n”, head→info);<text:line-break/><text:tab/><text:tab/><text:tab/>head = head→next;<text:line-break/><text:tab/><text:tab/>}</text:span><text:span text:style-name="T16"><text:line-break/><text:tab/>}<text:line-break/><text:line-break/></text:span><text:span text:style-name="T18">I.<text:line-break/><text:line-break/></text:span></text:p>
      <text:list xml:id="list107134607" text:style-name="WWNum1">
        <text:list-item>
          <text:p text:style-name="P13"><text:span text:style-name="T8">a).</text:span><text:span text:style-name="T9"> </text:span><text:span text:style-name="T10">បង្កើតជា</text:span><text:span text:style-name="T9"> Adjacency Matrix </text:span><text:span text:style-name="T10">សម្រាប់</text:span><text:span text:style-name="T9"> Graph</text:span></text:p>
        </text:list-item>
      </text:list>
      <text:p text:style-name="P14"><text:span text:style-name="T8">+ </text:span><text:span text:style-name="T9">A -&gt;B-&gt;D</text:span></text:p>
      <text:p text:style-name="P14"><text:span text:style-name="T8"><text:s text:c="3"/></text:span><text:span text:style-name="T9">B-&gt; A-&gt;H</text:span></text:p>
      <text:p text:style-name="P14"><text:span text:style-name="T9"><text:s text:c="3"/>D-&gt;B-&gt;K</text:span></text:p>
      <text:p text:style-name="P14"><text:span text:style-name="T9"><text:s text:c="3"/>K-&gt;A-&gt;D</text:span></text:p>
      <text:p text:style-name="P14"><text:span text:style-name="T9"><text:s text:c="3"/>H-&gt;F</text:span></text:p>
      <text:p text:style-name="P12"><text:span text:style-name="T8">b). </text:span><text:span text:style-name="T10">បង្កើតជា</text:span><text:span text:style-name="T9"> Adjacency List </text:span><text:span text:style-name="T10">សម្រាប់</text:span><text:span text:style-name="T9"> Graph </text:span></text:p>
      <text:p text:style-name="P14"><text:span text:style-name="T8"><text:s text:c="3"/></text:span><text:span text:style-name="T9">A-&gt;B-&gt;D-&gt;K</text:span></text:p>
      <text:p text:style-name="P14"><text:span text:style-name="T9"><text:s text:c="3"/>B-&gt;H-&gt;D-&gt;A</text:span></text:p>
      <text:p text:style-name="P14"><text:span text:style-name="T9"><text:s text:c="3"/>D-&gt;A-&gt;B-&gt;K-&gt;H</text:span></text:p>
      <text:p text:style-name="P14"><text:span text:style-name="T9"><text:s text:c="3"/>K-&gt;A-&gt;D-&gt;F</text:span></text:p>
      <text:p text:style-name="P14"><text:span text:style-name="T9"><text:s text:c="3"/>F-&gt;H-&gt;K</text:span></text:p>
      <text:p text:style-name="P2"><text:span text:style-name="T9"><text:s text:c="6"/><text:tab/> <text:s text:c="8"/>H-&gt;F-&gt;D-&gt;B</text:span><text:span text:style-name="T11"><text:line-break/><text:line-break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oefler Text" svg:font-family="'Hoefler Text'" style:font-pitch="variable" style:font-charset="x-symbol"/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កហ" svg:font-family="កហ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SC" svg:font-family="'Heiti SC'" style:font-pitch="variable"/>
    <style:font-face style:name="Khmer OS" svg:font-family="'Khmer OS'" style:font-pitch="variable"/>
    <style:font-face style:name="Helvetica" svg:font-family="Helvetica" style:font-family-generic="roman" style:font-pitch="variable"/>
    <style:font-face style:name="KhmerMN" svg:font-family="KhmerMN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9T09:50:11.478603359</meta:creation-date>
    <dc:date>2021-08-19T15:46:19.241137395</dc:date>
    <meta:editing-duration>PT5H26M14S</meta:editing-duration>
    <meta:editing-cycles>7</meta:editing-cycles>
    <meta:generator>LibreOffice/7.1.4.2$MacOSX_X86_64 LibreOffice_project/a529a4fab45b75fefc5b6226684193eb000654f6</meta:generator>
    <meta:document-statistic meta:table-count="2" meta:image-count="0" meta:object-count="0" meta:page-count="5" meta:paragraph-count="58" meta:word-count="197" meta:character-count="1344" meta:non-whitespace-character-count="934"/>
  </office:meta>
</office:document-meta>
</file>